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" style:font-name-asian="Arial" style:font-name-complex="Arial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" style:font-name-asian="Arial" style:font-name-complex="Arial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" style:font-name-asian="Arial" style:font-name-complex="Arial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Saba</dc:creator>
    <dc:date>2014-11-01T19:00:39Z</dc:date>
  </office:meta>
</office:document-meta>
</file>